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Nanum Gothic" svg:font-family="'Nanum Gothic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anum Gothic1" svg:font-family="'Nanum Gothi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11in" loext:contextual-spacing="false" fo:line-height="108%" fo:text-align="justify" style:justify-single-word="false" fo:text-indent="0in" style:auto-text-indent="false"/>
      <style:text-properties fo:color="#000000" style:font-name="Nanum Gothic" fo:font-size="11pt" style:font-name-asian="Nanum Gothic1" style:font-size-asian="11pt" style:font-size-complex="11pt"/>
    </style:style>
    <style:style style:name="P2" style:family="paragraph" style:parent-style-name="Preformatted_20_Text">
      <style:paragraph-properties fo:margin-top="0in" fo:margin-bottom="0in" loext:contextual-spacing="false" fo:line-height="100%" fo:text-align="justify" style:justify-single-word="false" fo:padding="0in" fo:border="none" style:writing-mode="lr-tb"/>
      <style:text-properties fo:font-variant="normal" fo:text-transform="none" fo:color="#000000" style:font-name="Times New Roman" fo:font-size="14pt" fo:letter-spacing="normal" officeooo:paragraph-rsid="001f81e0" style:font-size-asian="14pt" style:font-size-complex="14pt"/>
    </style:style>
    <style:style style:name="P3" style:family="paragraph" style:parent-style-name="Standard" style:list-style-name="WWNum1" style:master-page-name="Standard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style:page-number="1" fo:padding="0in" fo:border="none" style:writing-mode="lr-tb"/>
      <style:text-properties fo:font-variant="normal" fo:text-transform="none" fo:color="#000000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size-complex="14pt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padding="0in" fo:border="none" style:writing-mode="lr-tb"/>
      <style:text-properties fo:font-variant="normal" fo:text-transform="none" fo:color="#000000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size-complex="14pt"/>
    </style:style>
    <style:style style:name="P5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padding="0in" fo:border="none" style:writing-mode="lr-tb"/>
      <style:text-properties fo:font-variant="normal" fo:text-transform="none" fo:color="#000000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size-complex="14pt"/>
    </style:style>
    <style:style style:name="P6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padding="0in" fo:border="none" style:writing-mode="lr-tb"/>
      <style:text-properties fo:font-variant="normal" fo:text-transform="none" fo:color="#000000" style:text-position="0% 100%" style:font-name="Times new roman" fo:font-size="14pt" fo:font-style="normal" style:text-underline-style="none" fo:font-weight="normal" officeooo:rsid="000b0408" officeooo:paragraph-rsid="0015ea96" style:font-name-asian="Times New Roman1" style:font-size-asian="14pt" style:font-style-asian="normal" style:font-weight-asian="normal" style:font-size-complex="14pt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padding="0in" fo:border="none" style:writing-mode="lr-tb"/>
      <style:text-properties fo:font-variant="normal" fo:text-transform="none" fo:color="#000000" style:text-position="0% 100%" style:font-name="Times new roman" fo:font-size="14pt" fo:font-style="normal" style:text-underline-style="none" fo:font-weight="normal" officeooo:rsid="000b0408" officeooo:paragraph-rsid="000e9c11" style:font-name-asian="Times New Roman1" style:font-size-asian="14pt" style:font-style-asian="normal" style:font-weight-asian="normal" style:font-size-complex="14pt"/>
    </style:style>
    <style:style style:name="P8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padding="0in" fo:border="none" style:writing-mode="lr-tb"/>
      <style:text-properties fo:font-variant="normal" fo:text-transform="none" fo:color="#000000" style:text-position="0% 100%" style:font-name="Times new roman" fo:font-size="14pt" fo:letter-spacing="normal" fo:font-style="normal" style:text-underline-style="none" fo:font-weight="normal" officeooo:rsid="000b0408" officeooo:paragraph-rsid="0015ea96" style:font-name-asian="Times New Roman1" style:font-size-asian="14pt" style:font-style-asian="normal" style:font-weight-asian="normal" style:font-size-complex="14pt"/>
    </style:style>
    <style:style style:name="P9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padding="0in" fo:border="none" style:writing-mode="lr-tb"/>
      <style:text-properties fo:font-variant="normal" fo:text-transform="none" fo:color="#000000" style:text-position="0% 100%" style:font-name="Times new roman" fo:font-size="14pt" fo:letter-spacing="normal" fo:font-style="normal" style:text-underline-style="none" fo:font-weight="normal" officeooo:rsid="000b0408" officeooo:paragraph-rsid="000e9c11" style:font-name-asian="Times New Roman1" style:font-size-asian="14pt" style:font-style-asian="normal" style:font-weight-asian="normal" style:font-size-complex="14pt"/>
    </style:style>
    <style:style style:name="P10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padding="0in" fo:border="none" style:writing-mode="lr-tb"/>
      <style:text-properties fo:font-variant="normal" fo:text-transform="none" fo:color="#000000" style:font-name="Times new roman" fo:font-size="14pt" fo:font-style="normal" fo:font-weight="normal" officeooo:paragraph-rsid="000e9c11"/>
    </style:style>
    <style:style style:name="P11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padding="0in" fo:border="none" style:writing-mode="lr-tb"/>
      <style:text-properties fo:font-variant="normal" fo:text-transform="none" fo:color="#000000" style:font-name="Times new roman" fo:font-size="14pt" fo:font-style="normal" fo:font-weight="normal" officeooo:rsid="00101753" officeooo:paragraph-rsid="00101753"/>
    </style:style>
    <style:style style:name="P12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padding="0in" fo:border="none" style:writing-mode="lr-tb"/>
      <style:text-properties fo:font-variant="normal" fo:text-transform="none" fo:color="#000000" style:font-name="Times new roman" fo:font-size="14pt" fo:font-style="normal" fo:font-weight="normal" officeooo:rsid="000e9c11" officeooo:paragraph-rsid="000e9c11"/>
    </style:style>
    <style:style style:name="P13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padding="0in" fo:border="none" style:writing-mode="lr-tb"/>
      <style:text-properties fo:font-variant="normal" fo:text-transform="none" fo:color="#313131" style:text-position="0% 100%" style:font-name="Times new roman" fo:font-size="14pt" fo:letter-spacing="normal" fo:font-style="normal" style:text-underline-style="none" fo:font-weight="normal" officeooo:rsid="0011fa6e" officeooo:paragraph-rsid="0011fa6e" style:font-name-asian="Times New Roman1" style:font-size-asian="14pt" style:font-style-asian="normal" style:font-weight-asian="normal" style:font-size-complex="14pt" style:font-weight-complex="normal"/>
    </style:style>
    <style:style style:name="P14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padding="0in" fo:border="none" style:writing-mode="lr-tb"/>
    </style:style>
    <style:style style:name="P15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padding="0in" fo:border="none" style:writing-mode="lr-tb"/>
    </style:style>
    <style:style style:name="P16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break-before="page" fo:padding="0in" fo:border="none" style:writing-mode="lr-tb"/>
    </style:style>
    <style:style style:name="P17" style:family="paragraph" style:parent-style-name="Standard" style:list-style-name="L1">
      <style:paragraph-properties fo:margin-top="0in" fo:margin-bottom="0in" loext:contextual-spacing="false" fo:line-height="100%" fo:text-align="justify" style:justify-single-word="false" fo:padding="0in" fo:border="none" style:writing-mode="lr-tb"/>
      <style:text-properties fo:font-variant="normal" fo:text-transform="none" fo:color="#000000" style:font-name="Times new roman" fo:font-size="14pt" fo:font-style="normal" fo:font-weight="normal" officeooo:rsid="0015ea96" officeooo:paragraph-rsid="0015ea96"/>
    </style:style>
    <style:style style:name="P18" style:family="paragraph" style:parent-style-name="Standard">
      <style:paragraph-properties fo:margin-top="0in" fo:margin-bottom="0in" loext:contextual-spacing="false" fo:line-height="100%" fo:text-align="justify" style:justify-single-word="false" fo:padding="0in" fo:border="none" style:writing-mode="lr-tb"/>
      <style:text-properties fo:font-variant="normal" fo:text-transform="none" fo:color="#000000" style:font-name="Times New Roman" fo:font-size="14pt" fo:font-style="normal" fo:font-weight="normal" officeooo:rsid="0015ea96" officeooo:paragraph-rsid="0015ea96" style:font-size-asian="14pt" style:font-size-complex="14pt"/>
    </style:style>
    <style:style style:name="P19" style:family="paragraph" style:parent-style-name="Preformatted_20_Text">
      <style:paragraph-properties fo:margin-top="0in" fo:margin-bottom="0in" loext:contextual-spacing="false" fo:line-height="100%" fo:text-align="justify" style:justify-single-word="false" fo:break-before="page" fo:padding="0in" fo:border="none" style:writing-mode="lr-tb"/>
      <style:text-properties fo:font-variant="normal" fo:text-transform="none" fo:color="#000000" style:font-name="Times New Roman" fo:font-size="14pt" fo:letter-spacing="normal" fo:font-style="normal" fo:font-weight="normal" officeooo:rsid="0015ea96" officeooo:paragraph-rsid="001f81e0" style:font-size-asian="14pt" style:font-size-complex="14pt"/>
    </style:style>
    <style:style style:name="P20" style:family="paragraph" style:parent-style-name="Preformatted_20_Text">
      <style:paragraph-properties fo:margin-top="0in" fo:margin-bottom="0in" loext:contextual-spacing="false" fo:line-height="100%" fo:text-align="justify" style:justify-single-word="false" fo:padding="0in" fo:border="none" style:writing-mode="lr-tb"/>
      <style:text-properties fo:font-variant="normal" fo:text-transform="none" fo:color="#000000" style:font-name="Times New Roman" fo:font-size="14pt" fo:letter-spacing="normal" fo:font-style="normal" fo:font-weight="normal" officeooo:rsid="0015ea96" officeooo:paragraph-rsid="00221aa6" style:font-size-asian="14pt" style:font-size-complex="14pt"/>
    </style:style>
    <style:style style:name="P21" style:family="paragraph" style:parent-style-name="Preformatted_20_Text">
      <style:paragraph-properties fo:margin-top="0in" fo:margin-bottom="0in" loext:contextual-spacing="false" fo:line-height="100%" fo:text-align="justify" style:justify-single-word="false" fo:padding="0in" fo:border="none" style:writing-mode="lr-tb"/>
      <style:text-properties fo:font-variant="normal" fo:text-transform="none" fo:color="#000000" style:font-name="Times New Roman" fo:font-size="14pt" fo:letter-spacing="normal" officeooo:paragraph-rsid="0015ea96" style:font-size-asian="14pt" style:font-size-complex="14pt"/>
    </style:style>
    <style:style style:name="T1" style:family="text">
      <style:text-properties fo:font-variant="normal" fo:text-transform="none" fo:color="#000000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size-complex="14pt"/>
    </style:style>
    <style:style style:name="T2" style:family="text">
      <style:text-properties fo:color="#000000" style:font-name="Times New Roman" fo:font-size="14pt" style:font-name-asian="Times New Roman1" style:font-size-asian="14pt" style:font-size-complex="14pt"/>
    </style:style>
    <style:style style:name="T3" style:family="text">
      <style:text-properties fo:letter-spacing="normal"/>
    </style:style>
    <style:style style:name="T4" style:family="text">
      <style:text-properties fo:letter-spacing="normal" fo:background-color="transparent" loext:char-shading-value="0"/>
    </style:style>
    <style:style style:name="T5" style:family="text">
      <style:text-properties fo:letter-spacing="normal" officeooo:rsid="000e9c11"/>
    </style:style>
    <style:style style:name="T6" style:family="text">
      <style:text-properties fo:color="#313131" style:text-position="0% 100%" fo:letter-spacing="normal" style:text-underline-style="none" style:font-name-asian="Times New Roman1" style:font-size-asian="14pt" style:font-style-asian="normal" style:font-weight-asian="normal" style:font-size-complex="14pt" style:font-weight-complex="normal"/>
    </style:style>
    <style:style style:name="T7" style:family="text">
      <style:text-properties fo:color="#313131" style:text-position="0% 100%" fo:letter-spacing="normal" style:text-underline-style="none" officeooo:rsid="000e9c11" style:font-name-asian="Times New Roman1" style:font-size-asian="14pt" style:font-style-asian="normal" style:font-weight-asian="normal" style:font-size-complex="14pt" style:font-weight-complex="normal"/>
    </style:style>
    <style:style style:name="T8" style:family="text">
      <style:text-properties fo:color="#313131" style:text-position="0% 100%" fo:letter-spacing="normal" style:text-underline-style="none" officeooo:rsid="0011fa6e" style:font-name-asian="Times New Roman1" style:font-size-asian="14pt" style:font-style-asian="normal" style:font-weight-asian="normal" style:font-size-complex="14pt" style:font-weight-complex="normal"/>
    </style:style>
    <style:style style:name="T9" style:family="text">
      <style:text-properties fo:color="#313131" style:text-position="0% 100%" fo:letter-spacing="normal" style:text-underline-style="none" officeooo:rsid="00148a16" style:font-name-asian="Times New Roman1" style:font-size-asian="14pt" style:font-style-asian="normal" style:font-weight-asian="normal" style:font-size-complex="14pt" style:font-weight-complex="normal"/>
    </style:style>
    <style:style style:name="T10" style:family="text">
      <style:text-properties fo:color="#313131" style:text-position="0% 100%" fo:letter-spacing="normal" style:text-underline-style="none" officeooo:rsid="0015e85c" style:font-name-asian="Times New Roman1" style:font-size-asian="14pt" style:font-style-asian="normal" style:font-weight-asian="normal" style:font-size-complex="14pt" style:font-weight-complex="normal"/>
    </style:style>
    <style:style style:name="T11" style:family="text">
      <style:text-properties fo:color="#313131" style:text-position="0% 100%" fo:letter-spacing="normal" style:text-underline-style="none" officeooo:rsid="0018a998" style:font-name-asian="Times New Roman1" style:font-size-asian="14pt" style:font-style-asian="normal" style:font-weight-asian="normal" style:font-size-complex="14pt" style:font-weight-complex="normal"/>
    </style:style>
    <style:style style:name="T12" style:family="text">
      <style:text-properties fo:color="#313131" style:text-position="0% 100%" fo:letter-spacing="normal" style:text-underline-style="none" officeooo:rsid="0019738e" style:font-name-asian="Times New Roman1" style:font-size-asian="14pt" style:font-style-asian="normal" style:font-weight-asian="normal" style:font-size-complex="14pt" style:font-weight-complex="normal"/>
    </style:style>
    <style:style style:name="T13" style:family="text">
      <style:text-properties fo:color="#313131" style:text-position="0% 100%" fo:letter-spacing="normal" style:text-underline-style="none" officeooo:rsid="001add38" style:font-name-asian="Times New Roman1" style:font-size-asian="14pt" style:font-style-asian="normal" style:font-weight-asian="normal" style:font-size-complex="14pt" style:font-weight-complex="normal"/>
    </style:style>
    <style:style style:name="T14" style:family="text">
      <style:text-properties style:text-position="0% 100%" fo:letter-spacing="normal" style:text-underline-style="none" officeooo:rsid="000e9c11" style:font-name-asian="Times New Roman1" style:font-size-asian="14pt" style:font-style-asian="normal" style:font-weight-asian="normal" style:font-size-complex="14pt"/>
    </style:style>
    <style:style style:name="T15" style:family="text">
      <style:text-properties fo:font-style="normal" fo:font-weight="normal"/>
    </style:style>
    <style:style style:name="T16" style:family="text">
      <style:text-properties fo:font-style="normal" fo:font-weight="normal" officeooo:rsid="0015ea96"/>
    </style:style>
    <style:style style:name="T17" style:family="text">
      <style:text-properties fo:font-size="8.5pt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-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fo:text-indent="-0.25in" fo:margin-left="-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fo:text-indent="-0.25in" fo:margin-left="-0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89270131" text:style-name="WWNum1">
        <text:list-item>
          <text:p text:style-name="P3">Сервер отправляет запрос на камеру и проверяет доступна ли она в данный момент.</text:p>
        </text:list-item>
        <text:list-item>
          <text:p text:style-name="P4">Как только камера говорит, что она работает, сервер отправляет сообщение о готовности клиенту.</text:p>
        </text:list-item>
        <text:list-item>
          <text:p text:style-name="P4">Клиент отправляет своих ICE candidates (ip address, port, protocol, type, priority).</text:p>
        </text:list-item>
        <text:list-item>
          <text:p text:style-name="P14"><text:span text:style-name="T1">Сервер в ответ </text:span><text:span text:style-name="T2">отправляет</text:span><text:span text:style-name="T1"> своих ICE candidates (ip address, port, priority, protocol, type).</text:span></text:p>
        </text:list-item>
        <text:list-item>
          <text:p text:style-name="P4">Клиент и сервер выставляют их по приоритетам и протоколам.</text:p>
        </text:list-item>
        <text:list-item>
          <text:p text:style-name="P4">После это каждый из них формирует список пар кандидатов по семействам IP address.</text:p>
        </text:list-item>
        <text:list-item>
          <text:p text:style-name="P14"><text:span text:style-name="T1">Сформированный список <text:s/>пар </text:span><text:span text:style-name="T2">выставляется</text:span><text:span text:style-name="T1"> по приоритетам по формуле.</text:span></text:p>
        </text:list-item>
        <text:list-item>
          <text:p text:style-name="P4">Отправка</text:p>
        </text:list-item>
      </text:list>
      <text:list xml:id="list1890323135" text:style-name="WWNum2">
        <text:list-item>
          <text:p text:style-name="P16"><text:span text:style-name="T1">Пользователь заходит в браузере на определенный URL. На срабатывает скрипт, который запускает клиента и он в свою очередь подключается к сигнальному серверу. Клиенту на выбор </text:span><text:span text:style-name="T2">предоставляется</text:span><text:span text:style-name="T1"> N-ое количество камер. После выбора одной из камер, клиент отправляет на сервер IP address выбранной камеры.</text:span></text:p>
        </text:list-item>
        <text:list-item>
          <text:p text:style-name="P5">При подключении клиента к серверу, сервер создает новый отдельный поток для этого клиента. С помощью этого потока, клиент и сервер смогут взаимодействовать друг с другом передавая разную информацию в будущем.</text:p>
        </text:list-item>
        <text:list-item>
          <text:p text:style-name="P15"><text:span text:style-name="T1">Пока клиент ожидает, сервер при получении адреса отправляет запрос на камеру и ждет от нее ответа. <text:s/>Запрос выглядит прим</text:span><text:span text:style-name="T2">ерно</text:span><text:span text:style-name="T1"> так: "OPTIONS rtsp://"+ ip address камеры +"/axis-media/media.amp RTSP/1.0\r\nCSeq: 1\r\nUser-Agent: RTSPClient\r\n\r\n". В случае успешной отправки, в ответ на сообщение, камера присылает описание своих аргументов и команд которые она может отправлять. И в случае положительного результата, сервер отправляет клиенту уведомление о готовности к подключению.</text:span></text:p>
        </text:list-item>
        <text:list-item>
          <text:p text:style-name="P6"><text:span text:style-name="T3">Клиент получив положительный ответ на запрос начинает строить и отправлять ice candidates. Каждый из таких кандидатов состоит из ip address, port, priority, type. Свой ip клиент может получить несколькими путями. Первый — получить адрес и порт в локальной сети, что сделать можно вызвав одну функцию. Второй – сформировать и отправить STUN запрос на публичный STUN сервер, состоящий из нескольких параметров, header stun request, magic cookies and id, которые помогают отличить этот запрос от других запросов. В ответ STUN server отправляет ответ похожий на запрос, но с дополнительным полем. Это поле является закодированный ip address и порт, передаваемые в параметрах, которые нужно получить воспользовавшись magic cookies. IPv4 имеет всегда один и тот же размер. Его размер состоит из 4 байт. </text:span><text:span text:style-name="T4">Чтобы получить адрес нужно</text:span><text:span text:style-name="T3">, каждый байт IP xor(^) с каждым байтом magic cookies. Этот аргумент всегда имеет одно и то же значение 0x2112A442. И адрес делает логическое исключающее «или» с каждым байтом этого аргумента. Для получение значение порта нужно сделать такую же лог. Операцию только с двумя первыми байтами. Не маловажная часть ice candidate это приоритет. Поскольку благодаря ему алгоритм подбирает самого наилучшего candidate для создания пары. Приоритет вычисляется по определенной формуле. Формула выглядит примерно так:</text:span></text:p>
          <text:list>
            <text:list-header>
              <text:p text:style-name="P8"><text:s/><text:tab/>priority = (2^24)*(type preference) + (2^8)*(local preference) + (2^0)*(256 - component ID) </text:p>
              <text:list>
                <text:list-header>
                  <text:p text:style-name="P8"><text:s/><text:tab/>Type preference это число от 0 до 126 включительно и выставляются относительно типов ice candidates. Рекомендовано использовать для host 126, 110 для peer-reflexive, 100 для server-reflexive. Можно увидеть дополнительные определения. </text:p>
                  <text:p text:style-name="P7"><text:span text:style-name="T3"><text:s/><text:tab/>Самым лучшим типом для кандидата это host, потому что host означает, что этот кандидат является простым кандидатом в сети и не имеет никаких посредников. Host показывает что обращаться к кандидату можно напрямую через сигнальный сервер без других участников в этой схеме. Server-Reflexive это тип, который показывает, что кандидат является </text:span><text:soft-page-break/><text:span text:style-name="T3">отдельным участником, отправляющий данные на еще один сервер, выступающий в роли промежуточного кандидата. Peer-reflexive отличаешься от предыдущего типа, он выступает в роле не сервера-кандидата, а промежуточного равноправного кандидата. </text:span></text:p>
                  <text:p text:style-name="P9"><text:s/><text:tab/>Local preference так же моет иметь разные значения. Поскольку клиенты бывают двух типов, полный и не полный, то и количество кандидатов в каждом может отличаться. Если клиент не полный, то у него может быть всего один кандидат, он имеет всего один ip address, и в этом случае значение local preference составляет 65535. Если клиент имеет несколько разных кандидатов, то каждый из них имеет значение, но они уникальны для каждого. Что касается полной и не полной реализации объекта, то лучше всего называть их Full (F) и Lite (L). И существует всего 3 варианта реализации для объединения клиента. Full-Full, Full-Lite, Lite-Lite. Самой сложной является F-F, а самой легкой L-L. </text:p>
                  <text:list>
                    <text:list-header>
                      <text:p text:style-name="P7"><text:span text:style-name="T3"><text:s/><text:tab/>Lite-Lite. Как было сказано выше, lite клиент имеет всего одного кандидата с одним ip адресом. И установление подключения между такими клиентами не составляет больших трудностей, но это не все. Каждый клиент из такой реализации не выполняет проверок на подключения в виде STUN запросов от контролирующего на контролируемого клиента. При подключении двух клиентов, каждому из них отводиться своя роль и в реализации L-L не определяется контролирующий и контролируемый клиент, что и является минусом</text:span><text:span text:style-name="T5"> </text:span><text:span text:style-name="T3">этой реализации. </text:span></text:p>
                      <text:p text:style-name="P9"><text:s/><text:tab/>Full-Full. Самая трудная реализация. Поскольку каждый из клиентов имеет более одного кандидата и разные IP address, что усложняет задачу. Один из клиентов должен взять на себя роль контролирующего, а другой контролируемого. Для установления соединения необходимо составить пары кандидатов и выбрать из неё самую успешную, так вот каждый из клиентов занимается именно этим. И не маловажная часть это отправка проверок на каждого из удалённых кандидатов для точного составление контрольной пары кандидатов. Но такие проверки не только при подключении, но при дальнейшей работе программы. </text:p>
                    </text:list-header>
                  </text:list>
                  <text:p text:style-name="P9"><text:s/><text:tab/>Full-Lite. Эта реализация имеет сходство с предыдущими реализациями. На этот раз роль контролирующего клиента займет клиент с Full реализацией, а роль контролируемого клиента получит клиент с реализацией Lite. Так вот контролирующий клиент будет создавать пары из кандидатов и выстраивать их по приоритетам. Получаемый список после сортировки называется конечный список пар. После проведения всех проверок в виде STUN запросов Full клиент получает контрольную пару. И настраивает соединение. 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"><text:span text:style-name="T3"><text:s/><text:tab/>Так вот, что под собой подразумевается построение контрольного списка. Контрольный список – это список с уже выбранными парами кандидатов, общающиеся друг с другом, но для начала необходимо построить пары кандидатов, которые смогут между собой общаться. Контролирующий клиент создает пары кандидатов и объединяет их в контрольный список. Этот же клиент связывает своих и удаленных кандидатов для одного и того же потока данных с одним и тем же семейством IP address. Если семейства адресов совпадают, то клиент </text:span><text:soft-page-break/><text:span text:style-name="T3">создает пару кандидатов и вычисляет для этой пары приоритет. Формула очень проста так как для нее необходимо только иметь приоритеты одного и другого кандидата. </text:span><text:span text:style-name="T5">Выглядит она вот таким образом.</text:span></text:p>
                              <text:p text:style-name="P10"><text:span text:style-name="T14"><text:s/><text:tab/>P</text:span><text:span text:style-name="T7">air priority = 2^32*MIN(G,D) + 2*MAX(G,D) + (G&gt;D?1:0)</text:span></text:p>
                              <text:p text:style-name="P11"><text:span text:style-name="T6">G – приоритет от контролирующего </text:span><text:span text:style-name="T8">клиента</text:span></text:p>
                              <text:p text:style-name="P13">D – приоритет от контролируемого клиент</text:p>
                              <text:list>
                                <text:list-header>
                                  <text:p text:style-name="P12"><text:span text:style-name="T6"><text:s/><text:tab/>Находиться минимальное </text:span><text:span text:style-name="T8">и максимальное </text:span><text:span text:style-name="T6">числ</text:span><text:span text:style-name="T8">а</text:span><text:span text:style-name="T6"> между двух приоритетов. </text:span><text:span text:style-name="T9">Далее контролирующий клиент составляет список и сортирует по этому приоритету. Чем вы</text:span><text:span text:style-name="T12">ш</text:span><text:span text:style-name="T9">е приоритет тем лучше пара. </text:span></text:p>
                                  <text:list>
                                    <text:list-item>
                                      <text:list>
                                        <text:list-header>
                                          <text:p text:style-name="P12"><text:span text:style-name="T9"><text:s/><text:tab/></text:span><text:span text:style-name="T10">Так вот, когда пары рас</text:span><text:span text:style-name="T12">с</text:span><text:span text:style-name="T10">тавлены по приоритетам то можно запускать проверки на п</text:span><text:span text:style-name="T12">о</text:span><text:span text:style-name="T10">дключение для каждой пары. Проверки выглядят в форме STUN запрос и ответ. Каждый из клиентов отправляет запрос и ждет на него ответа, но запросы их немного отличаются. Каждый запрос в аргументах сообщения несет большую информацию. Самыми важными из них являются вот такие вот аргументы: priority, use-candidate, ice-controlled и ice-controlling. И каждый из них имеет свой не мало важный смысл.</text:span></text:p>
                                        </text:list-header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header>
          </text:list>
        </text:list-item>
      </text:list>
      <text:list xml:id="list1586056230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7"><text:span text:style-name="T10">P</text:span><text:span text:style-name="T6">riority – это аргумент отправляется обоими клиентами и содержит в себе приоритет</text:span><text:span text:style-name="T13">, </text:span><text:span text:style-name="T6">который имеет локальный кандидат клиента отправителя, а именно вычисляемый по формуле для кандидатов</text:span><text:span text:style-name="T11">, но используя те же параметры необходимо вычислять приоритет не для данного типа что в кандидате, а для рефлексивного кандидата, а именно изменить переменную type preference на 110. 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>MESSAGE-INTEGRITY<text:tab/></text:p>
      <text:p text:style-name="P2"><text:span text:style-name="T16"><text:tab/>Исходя из приведенных выше правил, хеш, использованный для построения MESSAGE-INTEGRITY, </text:span><text:span text:style-name="T15">включает в себя поле длины из заголовка сообщения STUN. Перед выполнением хэша в сообщение ДОЛЖЕН быть вставлен атрибут MESSAGE-INTEGRITY (с фиктивным содержимым). Длина ДОЛЖНА быть установлена так, чтобы указывать на длину сообщения до, включая сам атрибут MESSAGE-INTEGRITY, но исключая любые атрибуты после него. Как только вычисление выполнено, значение атрибута MESSAGE-INTEGRITY может быть заполнено, и значение длины в заголовке STUN может быть установлено на его правильное значение-длину всего сообщения. Аналогично, при проверке MESSAGE-INTEGRITY поле длины должно быть отрегулировано так, чтобы указывать на конец атрибута MESSAGE-INTEGRITY до вычисления HMAC. Такая настройка необходима, когда такие атрибуты, как FINGERPRINT, появляются после MESSAGE-INTEGRITY.</text:span></text:p>
      <text:p text:style-name="P20">FINGERPRINT</text:p>
      <text:p text:style-name="P21"><text:span text:style-name="T16"><text:tab/>Как и в случае с MESSAGE-INTEGRITY, CRC, используемый в атрибуте FINGERPRINT, </text:span><text:span text:style-name="T15">охватывает поле длины из заголовка сообщения STUN. Следовательно, это значение должно быть правильным и включать атрибут CRC как часть длины сообщения до вычисления CRC. При использовании атрибута FINGERPRINT в сообщении, атрибут сначала помещается в сообщение с фиктивным значением, затем вычисляется CRC, а затем значение атрибута обновляется. Если атрибут MESSAGE-INTEGRITY также присутствует, то он должен присутствовать с правильным значением целостности сообщения перед вычислением CRC, поскольку CRC является также выполняется над значением атрибута MESSAGE-INTEGRITY.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Nanum Gothic" svg:font-family="'Nanum Gothic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anum Gothic1" svg:font-family="'Nanum Gothi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1pt" fo:language="en" fo:country="US" style:letter-kerning="false" style:font-name-asian="Liberation Serif1" style:font-size-asian="12pt" style:language-asian="zh" style:country-asian="CN" style:font-name-complex="Lohit Devanagari" style:font-size-complex="12pt" style:language-complex="hi" style:country-complex="IN" style:text-scale="100%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1pt" fo:language="en" fo:country="US" style:letter-kerning="false" fo:background-color="transparent" style:font-name-asian="Liberation Serif1" style:font-size-asian="12pt" style:language-asian="zh" style:country-asian="CN" style:font-name-complex="Lohit Devanagari" style:font-size-complex="12pt" style:language-complex="hi" style:country-complex="IN" style:text-scale="100%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fo:font-size="11pt" fo:background-color="transparent" style:font-size-asian="11pt" style:font-size-complex="11pt" style:text-scale="10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default-outline-level="" style:class="chapter">
      <style:paragraph-properties fo:text-align="start" style:justify-single-word="false" fo:keep-together="always" fo:orphans="2" fo:widows="2" fo:keep-with-next="always" style:writing-mode="lr-tb"/>
      <style:text-properties fo:font-size="36pt" fo:font-weight="bold" fo:background-color="transparent" style:font-size-asian="36pt" style:font-weight-asian="bold" style:font-size-complex="36pt" style:text-scale="100%"/>
    </style:style>
    <style:style style:name="Heading_20_1" style:display-name="Heading 1" style:family="paragraph" style:parent-style-name="Standard" style:default-outline-level="" style:class="text">
      <style:paragraph-properties fo:text-align="start" style:justify-single-word="false" fo:keep-together="always" fo:orphans="2" fo:widows="2" fo:keep-with-next="always" style:writing-mode="lr-tb"/>
      <style:text-properties fo:font-size="24pt" fo:font-weight="bold" fo:background-color="transparent" style:font-size-asian="24pt" style:font-weight-asian="bold" style:font-size-complex="24pt" style:text-scale="100%"/>
    </style:style>
    <style:style style:name="Heading_20_2" style:display-name="Heading 2" style:family="paragraph" style:parent-style-name="Standard" style:default-outline-level="" style:class="text">
      <style:paragraph-properties fo:text-align="start" style:justify-single-word="false" fo:keep-together="always" fo:orphans="2" fo:widows="2" fo:keep-with-next="always" style:writing-mode="lr-tb"/>
      <style:text-properties fo:font-size="18pt" fo:font-weight="bold" fo:background-color="transparent" style:font-size-asian="18pt" style:font-weight-asian="bold" style:font-size-complex="18pt" style:text-scale="100%"/>
    </style:style>
    <style:style style:name="Heading_20_3" style:display-name="Heading 3" style:family="paragraph" style:parent-style-name="Standard" style:default-outline-level="" style:class="text">
      <style:paragraph-properties fo:text-align="start" style:justify-single-word="false" fo:keep-together="always" fo:orphans="2" fo:widows="2" fo:keep-with-next="always" style:writing-mode="lr-tb"/>
      <style:text-properties fo:font-size="14pt" fo:font-weight="bold" fo:background-color="transparent" style:font-size-asian="14pt" style:font-weight-asian="bold" style:font-size-complex="14pt" style:text-scale="100%"/>
    </style:style>
    <style:style style:name="Heading_20_4" style:display-name="Heading 4" style:family="paragraph" style:parent-style-name="Standard" style:default-outline-level="" style:class="text">
      <style:paragraph-properties fo:text-align="start" style:justify-single-word="false" fo:keep-together="always" fo:orphans="2" fo:widows="2" fo:keep-with-next="always" style:writing-mode="lr-tb"/>
      <style:text-properties fo:font-size="12pt" fo:font-weight="bold" fo:background-color="transparent" style:font-size-asian="12pt" style:font-weight-asian="bold" style:font-size-complex="12pt" style:text-scale="100%"/>
    </style:style>
    <style:style style:name="Heading_20_5" style:display-name="Heading 5" style:family="paragraph" style:parent-style-name="Standard" style:default-outline-level="" style:class="text">
      <style:paragraph-properties fo:text-align="start" style:justify-single-word="false" fo:keep-together="always" fo:orphans="2" fo:widows="2" fo:keep-with-next="always" style:writing-mode="lr-tb"/>
      <style:text-properties fo:font-size="11pt" fo:font-weight="bold" fo:background-color="transparent" style:font-size-asian="11pt" style:font-weight-asian="bold" style:font-size-complex="11pt" style:text-scale="100%"/>
    </style:style>
    <style:style style:name="Heading_20_6" style:display-name="Heading 6" style:family="paragraph" style:parent-style-name="Standard" style:default-outline-level="" style:class="text">
      <style:paragraph-properties fo:text-align="start" style:justify-single-word="false" fo:keep-together="always" fo:orphans="2" fo:widows="2" fo:keep-with-next="always" style:writing-mode="lr-tb"/>
      <style:text-properties fo:font-size="10pt" fo:font-weight="bold" fo:background-color="transparent" style:font-size-asian="10pt" style:font-weight-asian="bold" style:font-size-complex="10pt" style:text-scale="100%"/>
    </style:style>
    <style:style style:name="Subtitle" style:family="paragraph" style:parent-style-name="Standard" style:default-outline-level="" style:class="chapter">
      <style:paragraph-properties fo:text-align="start" style:justify-single-word="false" fo:keep-together="always" fo:orphans="2" fo:widows="2" fo:keep-with-next="always" style:writing-mode="lr-tb"/>
      <style:text-properties fo:color="#666666" style:font-name="Georgia" fo:font-family="Georgia" style:font-family-generic="roman" style:font-pitch="variable" fo:font-size="24pt" fo:font-style="italic" fo:background-color="transparent" style:font-name-asian="Georgia1" style:font-family-asian="Georgia" style:font-family-generic-asian="system" style:font-pitch-asian="variable" style:font-size-asian="24pt" style:font-style-asian="italic" style:font-size-complex="24pt" style:text-scale="100%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er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>
      <style:text-properties fo:font-size="11pt" style:font-size-asian="11pt" style:font-size-complex="11pt" style:text-scale="100%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font-weight="normal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fo:font-weight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color="#000000" style:text-position="sub 58%" fo:font-size="14pt" style:text-underline-style="none" fo:font-weight="normal" style:font-name-asian="Wingdings" style:font-family-asian="Wingdings" style:font-family-generic-asian="system" style:font-pitch-asian="variable" style:font-size-asian="14pt" style:font-weight-asian="normal" style:font-size-complex="14pt" style:text-scale="100%"/>
    </style:style>
    <style:style style:name="ListLabel_20_20" style:display-name="ListLabel 20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1" style:display-name="ListLabel 21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2" style:display-name="ListLabel 22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3" style:display-name="ListLabel 23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4" style:display-name="ListLabel 24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5" style:display-name="ListLabel 25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6" style:display-name="ListLabel 26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7" style:display-name="ListLabel 27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8" style:display-name="ListLabel 28" style:family="text">
      <style:text-properties fo:color="#000000" style:text-position="sub 58%" fo:font-size="14pt" style:text-underline-style="none" fo:font-weight="normal" style:font-name-asian="Wingdings" style:font-family-asian="Wingdings" style:font-family-generic-asian="system" style:font-pitch-asian="variable" style:font-size-asian="14pt" style:font-weight-asian="normal" style:font-size-complex="14pt" style:text-scale="100%"/>
    </style:style>
    <style:style style:name="ListLabel_20_29" style:display-name="ListLabel 29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0" style:display-name="ListLabel 30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1" style:display-name="ListLabel 31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2" style:display-name="ListLabel 32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3" style:display-name="ListLabel 33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4" style:display-name="ListLabel 34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5" style:display-name="ListLabel 35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6" style:display-name="ListLabel 36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style:num-suffix="." style:num-format="I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style:num-suffix="." style:num-format="I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l" text:bullet-char="l">
        <style:list-level-properties text:list-level-position-and-space-mode="label-alignment">
          <style:list-level-label-alignment text:label-followed-by="listtab" fo:text-indent="-0.278in" fo:margin-left="0.5555in"/>
        </style:list-level-properties>
        <style:text-properties fo:font-family="Wingdings" style:font-charset="x-symbol"/>
      </text:list-level-style-bullet>
      <text:list-level-style-bullet text:level="2" text:style-name="ListLabel_20_20" style:num-suffix="n" text:bullet-char="n">
        <style:list-level-properties text:list-level-position-and-space-mode="label-alignment">
          <style:list-level-label-alignment text:label-followed-by="listtab" fo:text-indent="-0.278in" fo:margin-left="0.8335in"/>
        </style:list-level-properties>
        <style:text-properties fo:font-family="Wingdings" style:font-charset="x-symbol"/>
      </text:list-level-style-bullet>
      <text:list-level-style-bullet text:level="3" text:style-name="ListLabel_20_21" style:num-suffix="u" text:bullet-char="u">
        <style:list-level-properties text:list-level-position-and-space-mode="label-alignment">
          <style:list-level-label-alignment text:label-followed-by="listtab" fo:text-indent="-0.278in" fo:margin-left="1.111in"/>
        </style:list-level-properties>
        <style:text-properties fo:font-family="Wingdings" style:font-charset="x-symbol"/>
      </text:list-level-style-bullet>
      <text:list-level-style-bullet text:level="4" text:style-name="ListLabel_20_22" style:num-suffix="²" text:bullet-char="²">
        <style:list-level-properties text:list-level-position-and-space-mode="label-alignment">
          <style:list-level-label-alignment text:label-followed-by="listtab" fo:text-indent="-0.278in" fo:margin-left="1.389in"/>
        </style:list-level-properties>
        <style:text-properties fo:font-family="Wingdings" style:font-charset="x-symbol"/>
      </text:list-level-style-bullet>
      <text:list-level-style-bullet text:level="5" text:style-name="ListLabel_20_23" style:num-suffix="n" text:bullet-char="n">
        <style:list-level-properties text:list-level-position-and-space-mode="label-alignment">
          <style:list-level-label-alignment text:label-followed-by="listtab" fo:text-indent="-0.278in" fo:margin-left="1.6665in"/>
        </style:list-level-properties>
        <style:text-properties fo:font-family="Wingdings" style:font-charset="x-symbol"/>
      </text:list-level-style-bullet>
      <text:list-level-style-bullet text:level="6" text:style-name="ListLabel_20_24" style:num-suffix="u" text:bullet-char="u">
        <style:list-level-properties text:list-level-position-and-space-mode="label-alignment">
          <style:list-level-label-alignment text:label-followed-by="listtab" fo:text-indent="-0.278in" fo:margin-left="1.9445in"/>
        </style:list-level-properties>
        <style:text-properties fo:font-family="Wingdings" style:font-charset="x-symbol"/>
      </text:list-level-style-bullet>
      <text:list-level-style-bullet text:level="7" text:style-name="ListLabel_20_25" style:num-suffix="²" text:bullet-char="²">
        <style:list-level-properties text:list-level-position-and-space-mode="label-alignment">
          <style:list-level-label-alignment text:label-followed-by="listtab" fo:text-indent="-0.278in" fo:margin-left="2.222in"/>
        </style:list-level-properties>
        <style:text-properties fo:font-family="Wingdings" style:font-charset="x-symbol"/>
      </text:list-level-style-bullet>
      <text:list-level-style-bullet text:level="8" text:style-name="ListLabel_20_26" style:num-suffix="n" text:bullet-char="n">
        <style:list-level-properties text:list-level-position-and-space-mode="label-alignment">
          <style:list-level-label-alignment text:label-followed-by="listtab" fo:text-indent="-0.278in" fo:margin-left="2.5in"/>
        </style:list-level-properties>
        <style:text-properties fo:font-family="Wingdings" style:font-charset="x-symbol"/>
      </text:list-level-style-bullet>
      <text:list-level-style-bullet text:level="9" text:style-name="ListLabel_20_27" style:num-suffix="u" text:bullet-char="u">
        <style:list-level-properties text:list-level-position-and-space-mode="label-alignment">
          <style:list-level-label-alignment text:label-followed-by="listtab" fo:text-indent="-0.278in" fo:margin-left="2.778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l" text:bullet-char="l">
        <style:list-level-properties text:list-level-position-and-space-mode="label-alignment">
          <style:list-level-label-alignment text:label-followed-by="listtab" fo:text-indent="-0.278in" fo:margin-left="0.5555in"/>
        </style:list-level-properties>
        <style:text-properties fo:font-family="Wingdings" style:font-charset="x-symbol"/>
      </text:list-level-style-bullet>
      <text:list-level-style-bullet text:level="2" text:style-name="ListLabel_20_29" style:num-suffix="n" text:bullet-char="n">
        <style:list-level-properties text:list-level-position-and-space-mode="label-alignment">
          <style:list-level-label-alignment text:label-followed-by="listtab" fo:text-indent="-0.278in" fo:margin-left="0.8335in"/>
        </style:list-level-properties>
        <style:text-properties fo:font-family="Wingdings" style:font-charset="x-symbol"/>
      </text:list-level-style-bullet>
      <text:list-level-style-bullet text:level="3" text:style-name="ListLabel_20_30" style:num-suffix="u" text:bullet-char="u">
        <style:list-level-properties text:list-level-position-and-space-mode="label-alignment">
          <style:list-level-label-alignment text:label-followed-by="listtab" fo:text-indent="-0.278in" fo:margin-left="1.111in"/>
        </style:list-level-properties>
        <style:text-properties fo:font-family="Wingdings" style:font-charset="x-symbol"/>
      </text:list-level-style-bullet>
      <text:list-level-style-bullet text:level="4" text:style-name="ListLabel_20_31" style:num-suffix="²" text:bullet-char="²">
        <style:list-level-properties text:list-level-position-and-space-mode="label-alignment">
          <style:list-level-label-alignment text:label-followed-by="listtab" fo:text-indent="-0.278in" fo:margin-left="1.389in"/>
        </style:list-level-properties>
        <style:text-properties fo:font-family="Wingdings" style:font-charset="x-symbol"/>
      </text:list-level-style-bullet>
      <text:list-level-style-bullet text:level="5" text:style-name="ListLabel_20_32" style:num-suffix="n" text:bullet-char="n">
        <style:list-level-properties text:list-level-position-and-space-mode="label-alignment">
          <style:list-level-label-alignment text:label-followed-by="listtab" fo:text-indent="-0.278in" fo:margin-left="1.6665in"/>
        </style:list-level-properties>
        <style:text-properties fo:font-family="Wingdings" style:font-charset="x-symbol"/>
      </text:list-level-style-bullet>
      <text:list-level-style-bullet text:level="6" text:style-name="ListLabel_20_33" style:num-suffix="u" text:bullet-char="u">
        <style:list-level-properties text:list-level-position-and-space-mode="label-alignment">
          <style:list-level-label-alignment text:label-followed-by="listtab" fo:text-indent="-0.278in" fo:margin-left="1.9445in"/>
        </style:list-level-properties>
        <style:text-properties fo:font-family="Wingdings" style:font-charset="x-symbol"/>
      </text:list-level-style-bullet>
      <text:list-level-style-bullet text:level="7" text:style-name="ListLabel_20_34" style:num-suffix="²" text:bullet-char="²">
        <style:list-level-properties text:list-level-position-and-space-mode="label-alignment">
          <style:list-level-label-alignment text:label-followed-by="listtab" fo:text-indent="-0.278in" fo:margin-left="2.222in"/>
        </style:list-level-properties>
        <style:text-properties fo:font-family="Wingdings" style:font-charset="x-symbol"/>
      </text:list-level-style-bullet>
      <text:list-level-style-bullet text:level="8" text:style-name="ListLabel_20_35" style:num-suffix="n" text:bullet-char="n">
        <style:list-level-properties text:list-level-position-and-space-mode="label-alignment">
          <style:list-level-label-alignment text:label-followed-by="listtab" fo:text-indent="-0.278in" fo:margin-left="2.5in"/>
        </style:list-level-properties>
        <style:text-properties fo:font-family="Wingdings" style:font-charset="x-symbol"/>
      </text:list-level-style-bullet>
      <text:list-level-style-bullet text:level="9" text:style-name="ListLabel_20_36" style:num-suffix="u" text:bullet-char="u">
        <style:list-level-properties text:list-level-position-and-space-mode="label-alignment">
          <style:list-level-label-alignment text:label-followed-by="listtab" fo:text-indent="-0.278in" fo:margin-left="2.778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11in" loext:contextual-spacing="false" fo:line-height="108%" fo:text-align="justify" style:justify-single-word="false" fo:text-indent="0in" style:auto-text-indent="false"/>
      <style:text-properties fo:color="#000000" style:font-name="Nanum Gothic" fo:font-size="11pt" style:font-name-asian="Nanum Gothic1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25in" fo:margin-bottom="0.5909in" fo:margin-left="0.7874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736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409in" fo:margin-left="0in" fo:margin-right="0in" fo:margin-bottom="0.3016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6</meta:editing-cycles>
    <meta:initial-creator>Данил Петров </meta:initial-creator>
    <meta:generator>LibreOffice/6.0.7.3$MacOSX_X86_64 LibreOffice_project/dc89aa7a9eabfd848af146d5086077aeed2ae4a5</meta:generator>
    <meta:editing-duration>PT2H56M28S</meta:editing-duration>
    <dc:date>2019-09-26T14:41:02.046830287</dc:date>
    <meta:document-statistic meta:table-count="0" meta:image-count="0" meta:object-count="0" meta:page-count="5" meta:paragraph-count="30" meta:word-count="1328" meta:character-count="9512" meta:non-whitespace-character-count="8185"/>
    <meta:user-defined meta:name="AppVersion">12.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ScaleCrop" meta:value-type="boolean">false</meta:user-defined>
    <meta:user-defined meta:name="ShareDoc" meta:value-type="boolean">false</meta:user-defined>
  </office:meta>
</office:document-meta>
</file>